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fc1" officeooo:paragraph-rsid="001a4fc1"/>
    </style:style>
    <style:style style:name="P2" style:family="paragraph" style:parent-style-name="Standard">
      <style:text-properties officeooo:rsid="001a4fc1" officeooo:paragraph-rsid="001acbe3"/>
    </style:style>
    <style:style style:name="P3" style:family="paragraph" style:parent-style-name="Standard">
      <style:text-properties officeooo:rsid="001acbe3" officeooo:paragraph-rsid="001a4fc1"/>
    </style:style>
    <style:style style:name="P4" style:family="paragraph" style:parent-style-name="Standard">
      <style:text-properties officeooo:rsid="001acbe3" officeooo:paragraph-rsid="001acbe3"/>
    </style:style>
    <style:style style:name="P5" style:family="paragraph" style:parent-style-name="Standard">
      <style:text-properties officeooo:rsid="001c3139" officeooo:paragraph-rsid="001c3139"/>
    </style:style>
    <style:style style:name="P6" style:family="paragraph" style:parent-style-name="Standard">
      <style:text-properties fo:font-size="18pt" fo:font-weight="bold" officeooo:rsid="001c3139" officeooo:paragraph-rsid="001c3139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cd82e" officeooo:paragraph-rsid="001cd82e"/>
    </style:style>
    <style:style style:name="T1" style:family="text">
      <style:text-properties officeooo:rsid="001acbe3"/>
    </style:style>
    <style:style style:name="T2" style:family="text">
      <style:text-properties officeooo:rsid="001c3139"/>
    </style:style>
    <style:style style:name="T3" style:family="text">
      <style:text-properties officeooo:rsid="001cd82e"/>
    </style:style>
    <style:style style:name="T4" style:family="text">
      <style:text-properties officeooo:rsid="001dc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Histórias:</text:p>
      <text:p text:style-name="P5"/>
      <text:p text:style-name="P1"><text:span text:style-name="T1">1 - </text:span>Eu como fornecedor preciso de um sistema que divulgue meus produtos para impulsionar as minhas vendas.</text:p>
      <text:p text:style-name="P1"/>
      <text:p text:style-name="P1"><text:span text:style-name="T1">2 - </text:span>Eu como dono do mercado preciso de um sistema que divulgue os valores dos produtos, para atingir um maior publico.</text:p>
      <text:p text:style-name="P3"/>
      <text:p text:style-name="P2"><text:span text:style-name="T1">3 - </text:span>Eu como usuario preciso de um sistema que compare preços de mercado para facilitar a minha busca.</text:p>
      <text:p text:style-name="P4"/>
      <text:p text:style-name="P4"/>
      <text:p text:style-name="P4"/>
      <text:p text:style-name="P4">História 1:</text:p>
      <text:p text:style-name="P4"/>
      <text:p text:style-name="P4"><text:span text:style-name="T2">1 → </text:span>Criação do banco de dados e tabelas necessárias para <text:s/>a criação do sistema <text:span text:style-name="T2">fornecedor.</text:span></text:p>
      <text:p text:style-name="P4"><text:span text:style-name="T3"><text:tab/>Duração: 1 hora</text:span></text:p>
      <text:p text:style-name="P4"/>
      <text:p text:style-name="P5">2 → Inserção de dados de teste nas tabelas necessárias para a criação do sistema fornecedor.</text:p>
      <text:p text:style-name="P5"><text:tab/><text:span text:style-name="T3">Duração: 1 hora</text:span></text:p>
      <text:p text:style-name="P5"><text:tab/></text:p>
      <text:p text:style-name="P5">3 → Criação do <text:span text:style-name="T3">layout paina inicial.</text:span></text:p>
      <text:p text:style-name="P5"><text:tab/><text:span text:style-name="T3">Duração: 3 horas</text:span></text:p>
      <text:p text:style-name="P5"/>
      <text:p text:style-name="P5"><text:span text:style-name="T3">4 </text:span>→<text:span text:style-name="T3"> Criação de sistema de login pagina inicial.</text:span></text:p>
      <text:p text:style-name="P5"><text:tab/><text:span text:style-name="T3">Duração: 1h e 30 minutos</text:span></text:p>
      <text:p text:style-name="P5"/>
      <text:p text:style-name="P7">5 → Criação de sistema de formulário de solicitação de cadastro.</text:p>
      <text:p text:style-name="P7"><text:tab/>Duração: 2 horas</text:p>
      <text:p text:style-name="P7"/>
      <text:p text:style-name="P7"><text:span text:style-name="T4">6</text:span>→ Criação de dashboard fornecedor.</text:p>
      <text:p text:style-name="P7"><text:tab/>Duração: 4 horas</text:p>
      <text:p text:style-name="P7"/>
      <text:p text:style-name="P7"><text:span text:style-name="T4">7</text:span>→ Criação de funcionalidade de gerenciamento de produtos.</text:p>
      <text:p text:style-name="P7"><text:tab/>Duração: <text:span text:style-name="T4">5 horas</text:span></text:p>
      <text:p text:style-name="P7"/>
      <text:p text:style-name="P7"><text:span text:style-name="T4">8</text:span> → Criação de funcionalidade de gerenciamento do perfil.</text:p>
      <text:p text:style-name="P7"><text:tab/><text:span text:style-name="T4">Duração: 2 horas</text:span></text:p>
      <text:p text:style-name="P7"/>
      <text:p text:style-name="P7"><text:span text:style-name="T4">9</text:span> → Criação de funcionalidade de relacionamento com ad<text:span text:style-name="T4">minis</text:span>t<text:span text:style-name="T4">r</text:span>ador do sistema.</text:p>
      <text:p text:style-name="P7"><text:tab/><text:span text:style-name="T4">Duração: 3 horas</text:span></text:p>
      <text:p text:style-name="P7"/>
      <text:p text:style-name="P7"><text:span text:style-name="T4">10</text:span> → Criação de funcionalidade de área de relatórios</text:p>
      <text:p text:style-name="P7"><text:tab/><text:span text:style-name="T4">Duração: 3 hora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21:20:30.884238044</meta:creation-date>
    <dc:date>2017-05-03T22:36:24.194601007</dc:date>
    <meta:editing-duration>PT3M2S</meta:editing-duration>
    <meta:editing-cycles>1</meta:editing-cycles>
    <meta:document-statistic meta:table-count="0" meta:image-count="0" meta:object-count="0" meta:page-count="1" meta:paragraph-count="26" meta:word-count="195" meta:character-count="1131" meta:non-whitespace-character-count="949"/>
    <meta:generator>LibreOffice/5.2.1.2$Linux_X86_64 LibreOffice_project/20m0$Build-2</meta:generator>
  </office:meta>
</office:document-meta>
</file>